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geo1.rdf"/>
  <manifest:file-entry manifest:media-type="application/rdf+xml" manifest:full-path="openingHours.rdf"/>
  <manifest:file-entry manifest:media-type="application/rdf+xml" manifest:full-path="data.rdf"/>
  <manifest:file-entry manifest:media-type="application/rdf+xml" manifest:full-path="manifest.rdf"/>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suit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Heading" style:family="paragraph" style:master-page-name="Standard1">
      <style:text-properties fo:color="#000000"/>
    </style:style>
    <style:style style:name="T1" style:parent-style-name="Heading" style:family="text"/>
    <style:style style:name="P2" style:family="paragraph">
      <style:text-properties fo:color="#000000"/>
    </style:style>
    <text:list-style style:name="Outline1" style:display-name="Outline">
      <text:list-level-style-bullet text:level="1" text:bullet-char="●">
        <style:list-level-properties text:list-level-position-and-space-mode="label-alignment">
          <style:list-level-label-alignment text:label-followed-by="listtab" text:list-tab-stop-position="0.76cm" fo:text-indent="-0.76cm" fo:margin-left="0.76cm"/>
        </style:list-level-properties>
        <style:text-properties fo:font-size="14.000000000000000pt"/>
      </text:list-level-style-bullet>
      <text:list-level-style-bullet text:level="2" text:bullet-char="●">
        <style:list-level-properties text:list-level-position-and-space-mode="label-alignment">
          <style:list-level-label-alignment text:label-followed-by="listtab" text:list-tab-stop-position="1.02cm" fo:text-indent="-1.02cm" fo:margin-left="1.02cm"/>
        </style:list-level-properties>
      </text:list-level-style-bullet>
      <text:list-level-style-bullet text:level="3" text:bullet-char="●">
        <style:list-level-properties text:list-level-position-and-space-mode="label-alignment">
          <style:list-level-label-alignment text:label-followed-by="listtab" text:list-tab-stop-position="1.27cm" fo:text-indent="-1.27cm" fo:margin-left="1.27cm"/>
        </style:list-level-properties>
      </text:list-level-style-bullet>
      <text:list-level-style-bullet text:level="4" text:bullet-char="●">
        <style:list-level-properties text:list-level-position-and-space-mode="label-alignment">
          <style:list-level-label-alignment text:label-followed-by="listtab" text:list-tab-stop-position="1.52cm" fo:text-indent="-1.52cm" fo:margin-left="1.52cm"/>
        </style:list-level-properties>
      </text:list-level-style-bullet>
      <text:list-level-style-bullet text:level="5" text:bullet-char="●">
        <style:list-level-properties text:list-level-position-and-space-mode="label-alignment">
          <style:list-level-label-alignment text:label-followed-by="listtab" text:list-tab-stop-position="1.78cm" fo:text-indent="-1.78cm" fo:margin-left="1.78cm"/>
        </style:list-level-properties>
      </text:list-level-style-bullet>
      <text:list-level-style-bullet text:level="6" text:bullet-char="●">
        <style:list-level-properties text:list-level-position-and-space-mode="label-alignment">
          <style:list-level-label-alignment text:label-followed-by="listtab" text:list-tab-stop-position="2.03cm" fo:text-indent="-2.03cm" fo:margin-left="2.03cm"/>
        </style:list-level-properties>
      </text:list-level-style-bullet>
      <text:list-level-style-bullet text:level="7" text:bullet-char="●">
        <style:list-level-properties text:list-level-position-and-space-mode="label-alignment">
          <style:list-level-label-alignment text:label-followed-by="listtab" text:list-tab-stop-position="2.29cm" fo:text-indent="-2.29cm" fo:margin-left="2.29cm"/>
        </style:list-level-properties>
      </text:list-level-style-bullet>
      <text:list-level-style-bullet text:level="8" text:bullet-char="●">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text:bullet-char="●">
        <style:list-level-properties text:list-level-position-and-space-mode="label-alignment">
          <style:list-level-label-alignment text:label-followed-by="listtab" text:list-tab-stop-position="2.79cm" fo:text-indent="-2.79cm" fo:margin-left="2.79cm"/>
        </style:list-level-properties>
      </text:list-level-style-bullet>
      <text:list-level-style-bullet text:level="10" text:bullet-char="●">
        <style:list-level-properties text:list-level-position-and-space-mode="label-alignment">
          <style:list-level-label-alignment text:label-followed-by="listtab" text:list-tab-stop-position="3.05cm" fo:text-indent="-3.05cm" fo:margin-left="3.05cm"/>
        </style:list-level-properties>
      </text:list-level-style-bullet>
    </text:list-style>
  </office:automatic-styles>
  <office:body>
    <office:text>
      <text:tracked-changes/>
      <text:h text:outline-level="1" text:style-name="P1" text:id="subitem1"><text:span text:style-name="T1" xml:id="rdfid-48b8f4b9-ddda-42a4-a67a-36ad37aadfd1">A Fun Weekend</text:span></text:h>
      <text:p text:style-name="P2" text:id="subitem2"><text:meta text:name="foo" xml:id="rdfid-78efd222-1cbf-42ac-94af-c013d0db6e2d">James</text:meta>,<text:s/><text:meta text:name="foo" xml:id="rdfid-8c48778d-de4f-4753-b3fd-aa264f7b4983">Joyce</text:meta>, and<text:s/><text:meta text:name="foo" xml:id="rdfid-8eacf65b-2906-4ab6-9826-752f0e6ba44b">Mark</text:meta><text:s/>are planning to nurse some Koalas and feed the Owls on a camping trip<text:s/><text:meta text:name="foo" xml:id="rdfid-c44edc0b-73e2-4e25-bb73-2bb86d023de7">next weekend</text:meta>.</text:p>
      <text:p text:style-name="P2" text:id="subitem3"/>
      <text:p text:style-name="P2" text:id="subitem4">The three people in the last paragraph were actually references to semantic information stored in RDF inside this document. This lets the computer explicitly know that you are dealing with people, and you can also tap into other information about these people by asking KOffice to show more information about them. For example, here you might like to call<text:s/><text:meta text:name="foo" xml:id="rdfid-8c722b20-72b5-4ce7-b155-57ca8644b9e2">James</text:meta><text:s/>to see if he is planning on bringing some tea along.</text:p>
      <text:p text:style-name="P2" text:id="subitem5"/>
      <text:p text:style-name="P2" text:id="subitem6">Things in RDF can also have location information associated with them, for example, you know from above that there is camping happening. Explicitly that the camping starts at<text:s/><text:meta text:name="foo" xml:id="rdfid-8e08e7e2-28db-49cd-9885-bef9a0de53f9">next weekend</text:meta>. But you can also bring up the exact<text:s/><text:meta text:name="foo" xml:id="rdfid-bdfaf4a0-6f2e-4b46-ac97-174c49b4a0a7">location</text:meta><text:s/>we are planning on staying because it is linked to the event itself.</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suit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style:line-break="strict" style:punctuation-wrap="hanging" style:tab-stop-distance="35.460000000000001pt" style:text-autospace="ideograph-alpha" style:writing-mode="page"/>
      <style:text-properties fo:country="US" fo:font-family="Nimbus Roman No9 L" fo:font-size="12.000000000000000pt" fo:language="en" style:letter-kerning="true"/>
    </style:default-style>
    <style:style style:name="Standard" style:display-name="Standard" style:family="paragraph">
      <style:paragraph-properties fo:hyphenation-ladder-count="no-limit" style:line-break="strict" style:punctuation-wrap="hanging" style:tab-stop-distance="35.460000000000001pt" style:text-autospace="ideograph-alpha" style:writing-mode="page"/>
      <style:text-properties fo:country="US" fo:font-family="Nimbus Roman No9 L" fo:font-size="12.000000000000000pt" fo:language="en" style:letter-kerning="true"/>
    </style:style>
    <style:style style:name="Heading" style:display-name="Heading" style:family="paragraph" style:next-style-name="Text_20body">
      <style:paragraph-properties fo:hyphenation-ladder-count="no-limit" fo:keep-with-next="always" fo:margin-bottom="6.012000000000000pt" fo:margin-top="11.988000000000001pt" style:line-break="strict" style:punctuation-wrap="hanging" style:tab-stop-distance="35.460000000000001pt" style:text-autospace="ideograph-alpha" style:writing-mode="page"/>
      <style:text-properties fo:country="US" fo:font-family="Nimbus Sans L" fo:font-size="14.000000000000000pt" fo:language="en" style:letter-kerning="true"/>
    </style:style>
    <style:style style:name="Text_20body" style:display-name="Text body" style:family="paragraph">
      <style:paragraph-properties fo:hyphenation-ladder-count="no-limit" fo:margin-bottom="6.012000000000000pt" fo:margin-top="0.000000000000000pt" style:line-break="strict" style:punctuation-wrap="hanging" style:tab-stop-distance="35.460000000000001pt" style:text-autospace="ideograph-alpha" style:writing-mode="page"/>
      <style:text-properties fo:country="US" fo:font-family="Nimbus Roman No9 L" fo:font-size="12.000000000000000pt" fo:language="en" style:letter-kerning="true"/>
    </style:style>
    <style:style style:name="List" style:display-name="List" style:family="paragraph">
      <style:paragraph-properties fo:hyphenation-ladder-count="no-limit" fo:margin-bottom="6.012000000000000pt" fo:margin-top="0.000000000000000pt" style:line-break="strict" style:punctuation-wrap="hanging" style:tab-stop-distance="35.460000000000001pt" style:text-autospace="ideograph-alpha" style:writing-mode="page"/>
      <style:text-properties fo:country="US" fo:font-family="Nimbus Roman No9 L" fo:font-size="12.000000000000000pt" fo:language="en" style:letter-kerning="true"/>
    </style:style>
    <style:style style:name="Index" style:display-name="Index" style:family="paragraph">
      <style:paragraph-properties fo:hyphenation-ladder-count="no-limit" style:line-break="strict" style:punctuation-wrap="hanging" style:tab-stop-distance="35.460000000000001pt" style:text-autospace="ideograph-alpha" style:writing-mode="page" text:line-number="0" text:number-lines="false"/>
      <style:text-properties fo:country="US" fo:font-family="Nimbus Roman No9 L" fo:font-size="12.000000000000000pt" fo:language="en" style:letter-kerning="true"/>
    </style:style>
    <style:style style:name="Caption" style:display-name="Caption" style:family="paragraph">
      <style:paragraph-properties fo:hyphenation-ladder-count="no-limit" fo:margin-bottom="6.012000000000000pt" fo:margin-top="6.012000000000000pt" style:line-break="strict" style:punctuation-wrap="hanging" style:tab-stop-distance="35.460000000000001pt" style:text-autospace="ideograph-alpha" style:writing-mode="page" text:line-number="0" text:number-lines="false"/>
      <style:text-properties fo:country="US" fo:font-family="Nimbus Roman No9 L" fo:font-size="12.000000000000000pt" fo:font-style="italic" fo:language="en" style:letter-kerning="true"/>
    </style:style>
  </office:styles>
  <office:automatic-styles>
    <style:page-layout style:name="pm1" style:page-usage="all">
      <style:page-layout-properties fo:margin="56.692799999999998pt" fo:padding="0.000000000000000pt" fo:page-height="792.000000000000000pt" fo:page-width="612.000000000000000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3</meta:generator>
    <dc:title/>
    <meta:initial-creator>Unknown</meta:initial-creator>
    <meta:editing-cycles>1</meta:editing-cycles>
    <dc:date>2011-07-12T18:14:03</dc:date>
    <meta:creation-date>2009-09-23T22:24:15</meta:creation-date>
  </office:meta>
</office:document-meta>
</file>